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572cm" svg:height="1.778cm" svg:x="20.63cm" svg:y="6.258cm">
          <text:p text:style-name="P1">Kinematic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72cm" svg:height="1.778cm" svg:x="8.538cm" svg:y="6.258cm">
          <text:p text:style-name="P1">PID Contro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1.778cm" svg:x="14.438cm" svg:y="6.258cm">
          <text:p text:style-name="P1">Dynamic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11cm" svg:y1="7.147cm" svg:x2="14.438cm" svg:y2="7.147cm" draw:start-shape="id1" draw:end-shape="id2" svg:d="M13110 7147h1328" svg:viewBox="0 0 1329 1">
          <text:p/>
        </draw:connector>
        <draw:connector draw:style-name="gr2" draw:text-style-name="P2" draw:layer="layout" draw:type="line" svg:x1="19.01cm" svg:y1="7.147cm" svg:x2="20.63cm" svg:y2="7.147cm" draw:start-shape="id2" draw:start-glue-point="1" draw:end-shape="id3" draw:end-glue-point="3" svg:d="M19010 7147h1620" svg:viewBox="0 0 1621 1">
          <text:p/>
        </draw:connector>
        <draw:custom-shape draw:style-name="gr1" draw:text-style-name="P1" xml:id="id4" draw:id="id4" draw:layer="layout" svg:width="4.572cm" svg:height="1.778cm" svg:x="2.408cm" svg:y="6.258cm">
          <text:p text:style-name="P1">Camer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98cm" svg:y1="7.147cm" svg:x2="8.538cm" svg:y2="7.147cm" draw:start-shape="id4" draw:start-glue-point="1" draw:end-shape="id1" draw:end-glue-point="3" svg:d="M6980 7147h1558" svg:viewBox="0 0 1559 1">
          <text:p/>
        </draw:connector>
        <draw:connector draw:style-name="gr2" draw:text-style-name="P2" draw:layer="layout" draw:line-skew="0.643cm 5.327cm -0.953cm" svg:x1="25.202cm" svg:y1="7.147cm" svg:x2="2.408cm" svg:y2="7.147cm" draw:start-shape="id3" draw:start-glue-point="1" draw:end-shape="id4" draw:end-glue-point="3" svg:d="M25202 7147h1144v3937h-25392v-3937h1454" svg:viewBox="0 0 25393 3938">
          <text:p/>
        </draw:connector>
        <draw:custom-shape draw:style-name="gr3" draw:text-style-name="P3" xml:id="id5" draw:id="id5" draw:layer="layout" svg:width="0.254cm" svg:height="0.254cm" svg:x="19.492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254cm" svg:height="0.254cm" svg:x="7.493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1.772cm" svg:x1="19.619cm" svg:y1="7.286cm" svg:x2="7.62cm" svg:y2="7.287cm" draw:start-shape="id5" draw:start-glue-point="8" draw:end-shape="id6" draw:end-glue-point="8" svg:d="M19619 7286v2274h-11999v-2273" svg:viewBox="0 0 12000 2275">
          <text:p/>
        </draw:connecto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2T13:19:54.549882005</meta:creation-date>
    <dc:date>2019-08-02T14:01:15.962138708</dc:date>
    <meta:editing-duration>PT27M9S</meta:editing-duration>
    <meta:editing-cycles>11</meta:editing-cycles>
    <meta:generator>LibreOffice/6.0.7.3$Linux_X86_64 LibreOffice_project/00m0$Build-3</meta:generator>
    <meta:document-statistic meta:object-count="34"/>
  </office:meta>
</office:document-meta>
</file>